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42AE19F0DC0814C3.jpg" manifest:media-type="image/jpeg"/>
  <manifest:file-entry manifest:full-path="Pictures/10000000000001F4000001F4A0CC793DE1F4E234.jpg" manifest:media-type="image/jpeg"/>
  <manifest:file-entry manifest:full-path="Pictures/10000000000001F4000001F4A32406A4E4A048B5.jpg" manifest:media-type="image/jpeg"/>
  <manifest:file-entry manifest:full-path="Pictures/10000000000001F4000001F4C215AC60C2E30F66.jpg" manifest:media-type="image/jpeg"/>
  <manifest:file-entry manifest:full-path="Pictures/10000000000001F4000001F48712CF4DC5C41AD3.jpg" manifest:media-type="image/jpeg"/>
  <manifest:file-entry manifest:full-path="Pictures/10000000000001F4000001F44BAEA14E72EDDEA1.jpg" manifest:media-type="image/jpeg"/>
  <manifest:file-entry manifest:full-path="Pictures/10000000000001F4000001F4B253C423EC26D850.jpg" manifest:media-type="image/jpeg"/>
  <manifest:file-entry manifest:full-path="Pictures/10000000000001F4000001F49B76AD30FE09F792.jpg" manifest:media-type="image/jpeg"/>
  <manifest:file-entry manifest:full-path="Pictures/10000000000001F4000001F446CFA62A390EBDA7.jpg" manifest:media-type="image/jpeg"/>
  <manifest:file-entry manifest:full-path="Pictures/10000000000001F4000001F407DFF287BBD416D8.jpg" manifest:media-type="image/jpeg"/>
  <manifest:file-entry manifest:full-path="Pictures/10000000000001F4000001F4B6694BFC24AFCE57.jpg" manifest:media-type="image/jpeg"/>
  <manifest:file-entry manifest:full-path="Pictures/10000000000001F4000001F4F622D0257CF6B0C5.jpg" manifest:media-type="image/jpeg"/>
  <manifest:file-entry manifest:full-path="Pictures/10000000000001F4000001F4FF50C00F5E11F518.jpg" manifest:media-type="image/jpeg"/>
  <manifest:file-entry manifest:full-path="Pictures/10000000000001F4000001F4084B3D5C0274CF8B.jpg" manifest:media-type="image/jpeg"/>
  <manifest:file-entry manifest:full-path="Pictures/10000000000001F4000001F47CD3D80EA4CCFBBE.jpg" manifest:media-type="image/jpeg"/>
  <manifest:file-entry manifest:full-path="Pictures/10000000000001F4000001F4340AE9BE1309D035.jpg" manifest:media-type="image/jpeg"/>
  <manifest:file-entry manifest:full-path="Pictures/10000000000001F4000001F4F8889E11BA6BC569.jpg" manifest:media-type="image/jpeg"/>
  <manifest:file-entry manifest:full-path="Pictures/10000000000001F4000001F4E27F68F4C6B8BD55.jpg" manifest:media-type="image/jpeg"/>
  <manifest:file-entry manifest:full-path="Pictures/10000000000001F4000001F4105FC3FC3211E856.jpg" manifest:media-type="image/jpeg"/>
  <manifest:file-entry manifest:full-path="Pictures/10000000000001F4000001F4AA6677DC29914C7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9cm" svg:height="2.489cm" svg:x="2.191cm" svg:y="2.924cm">
          <draw:image xlink:href="Pictures/10000000000001F4000001F4A32406A4E4A048B5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2.354cm" svg:y="2.93cm">
          <draw:image xlink:href="Pictures/10000000000001F4000001F4C215AC60C2E30F66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7.274cm" svg:y="2.93cm">
          <draw:image xlink:href="Pictures/10000000000001F4000001F48712CF4DC5C41AD3.jpg" xlink:type="simple" xlink:show="embed" xlink:actuate="onLoad" loext:mime-type="image/jpeg">
            <text:p/>
          </draw:image>
        </draw:frame>
        <draw:frame draw:style-name="gr1" draw:text-style-name="P2" draw:layer="layout" svg:width="2.489cm" svg:height="2.489cm" svg:x="17.434cm" svg:y="2.93cm">
          <draw:image xlink:href="Pictures/10000000000001F4000001F4FF50C00F5E11F51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8.01cm">
          <draw:image xlink:href="Pictures/10000000000001F4000001F44BAEA14E72EDDEA1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8.01cm">
          <draw:image xlink:href="Pictures/10000000000001F4000001F4B6694BFC24AFCE57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8.01cm">
          <draw:image xlink:href="Pictures/10000000000001F4000001F4B253C423EC26D850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8.01cm">
          <draw:image xlink:href="Pictures/10000000000001F4000001F4084B3D5C0274CF8B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3.09cm">
          <draw:image xlink:href="Pictures/10000000000001F4000001F4340AE9BE1309D03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3.09cm">
          <draw:image xlink:href="Pictures/10000000000001F4000001F49B76AD30FE09F792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3.09cm">
          <draw:image xlink:href="Pictures/10000000000001F4000001F4F8889E11BA6BC569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3.09cm">
          <draw:image xlink:href="Pictures/10000000000001F4000001F4E27F68F4C6B8BD5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194cm" svg:y="18.17cm">
          <draw:image xlink:href="Pictures/10000000000001F4000001F4AA6677DC29914C7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354cm" svg:y="18.17cm">
          <draw:image xlink:href="Pictures/10000000000001F4000001F4F622D0257CF6B0C5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274cm" svg:y="18.17cm">
          <draw:image xlink:href="Pictures/10000000000001F4000001F4A0CC793DE1F4E234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34cm" svg:y="18.17cm">
          <draw:image xlink:href="Pictures/10000000000001F4000001F407DFF287BBD416D8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2.245cm" svg:y="23.25cm">
          <draw:image xlink:href="Pictures/10000000000001F4000001F442AE19F0DC0814C3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2.405cm" svg:y="23.25cm">
          <draw:image xlink:href="Pictures/10000000000001F4000001F4105FC3FC3211E856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7.325cm" svg:y="23.25cm">
          <draw:image xlink:href="Pictures/10000000000001F4000001F47CD3D80EA4CCFBBE.jpg" xlink:type="simple" xlink:show="embed" xlink:actuate="onLoad" loext:mime-type="image/jpeg">
            <text:p/>
          </draw:image>
        </draw:frame>
        <draw:frame draw:style-name="gr1" draw:text-style-name="P2" draw:layer="layout" svg:width="2.49cm" svg:height="2.489cm" svg:x="17.485cm" svg:y="23.25cm">
          <draw:image xlink:href="Pictures/10000000000001F4000001F446CFA62A390EBDA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31T04:05:59.882089758</meta:creation-date>
    <dc:date>2025-02-03T11:41:31.015603190</dc:date>
    <meta:editing-duration>PT13H14S</meta:editing-duration>
    <meta:editing-cycles>15</meta:editing-cycles>
    <meta:generator>LibreOffice/6.4.7.2$Linux_X86_64 LibreOffice_project/40$Build-2</meta:generator>
    <meta:print-date>2025-01-28T11:32:22.080689215</meta:print-date>
    <meta:document-statistic meta:object-count="20"/>
  </office:meta>
</office:document-meta>
</file>